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7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8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6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sket Tacos</text:p>
      <text:p text:style-name="P4">Serves:</text:p>
      <text:p text:style-name="P3">6 to 8 servings</text:p>
      <text:p text:style-name="P3"/>
      <text:p text:style-name="P2">Ingredients</text:p>
      <text:p text:style-name="P8"><text:span text:style-name="T3">1 (3-pound) </text:span><text:a xlink:type="simple" xlink:href="http://www.foodterms.com/encyclopedia/brisket/index.html"><text:span text:style-name="T6">brisket</text:span></text:a></text:p>
      <text:p text:style-name="P9">3 garlic cloves</text:p>
      <text:p text:style-name="P9">1/2 bottle dry wine</text:p>
      <text:p text:style-name="P9">1 cup water</text:p>
      <text:p text:style-name="P9">1 tablespoon salt</text:p>
      <text:p text:style-name="P9">1 tablespoon freshly ground black pepper</text:p>
      <text:p text:style-name="P9">2 large onions, sliced</text:p>
      <text:p text:style-name="P9">Tortillas</text:p>
      <text:p text:style-name="P8"><text:a xlink:type="simple" xlink:href="http://www.foodterms.com/encyclopedia/salsa/index.html"><text:span text:style-name="T6">Salsa</text:span></text:a></text:p>
      <text:p text:style-name="P2">Directions</text:p>
      <text:p text:style-name="P6">For the brisket tacos:</text:p>
      <text:p text:style-name="P6">Preheat the oven to 350 degrees F.</text:p>
      <text:p text:style-name="P7"><text:span text:style-name="T3">Make narrow incisions in the brisket and insert </text:span><text:a xlink:type="simple" xlink:href="http://www.foodterms.com/encyclopedia/garlic/index.html"><text:span text:style-name="T6">garlic</text:span></text:a><text:span text:style-name="T3"> cloves. Lay the brisket, fat side up, in a large roasting pan. Make sure the pan is large enough to hold all of the liquids. Pour the </text:span><text:a xlink:type="simple" xlink:href="http://www.foodterms.com/encyclopedia/wine/index.html"><text:span text:style-name="T6">wine</text:span></text:a><text:span text:style-name="T3"> and water into the pan over the brisket. Season with salt and pepper and evenly distribute the onions. Cover the pan with foil and put in oven for 4 1/2 hours. (Time is based on a 1 1/2 hour to 1 pound ratio). Remove the pan from the oven to a cutting board. Slice the brisket and serve in </text:span><text:a xlink:type="simple" xlink:href="http://www.foodterms.com/encyclopedia/tortilla/index.html"><text:span text:style-name="T6">flour tortillas</text:span></text:a><text:span text:style-name="T3"> with your favorite salsa.</text:span></text:p>
      <text:p text:style-name="P6">This recipe was provided by professional chefs and has been scaled down from a bulk recipe provided by a restaurant. The Food Network Kitchens chefs have not tested this recipe, in the proportions indicated, and therefore, we cannot make any representation as to the results.</text:p>
      <text:p text:style-name="P6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6T15:05:06</meta:creation-date>
    <meta:document-statistic meta:table-count="0" meta:image-count="0" meta:object-count="0" meta:page-count="2" meta:paragraph-count="18" meta:word-count="195" meta:character-count="1069"/>
    <dc:date>2011-08-06T15:06:10</dc:date>
    <dc:creator>Robert Houk</dc:creator>
    <meta:editing-duration>PT00H01M05S</meta:editing-duration>
    <meta:editing-cycles>1</meta:editing-cycles>
    <meta:generator>OpenOffice.org/3.2$Unix OpenOffice.org_project/320m18$Build-9502</meta:generator>
  </office:meta>
</office:document-meta>
</file>